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4369" officeooo:paragraph-rsid="00184369"/>
    </style:style>
    <style:style style:name="P2" style:family="paragraph" style:parent-style-name="Standard">
      <style:paragraph-properties fo:line-height="115%"/>
      <style:text-properties officeooo:rsid="00184369" officeooo:paragraph-rsid="00184369"/>
    </style:style>
    <style:style style:name="P3" style:family="paragraph" style:parent-style-name="Standard">
      <style:paragraph-properties fo:line-height="115%"/>
      <style:text-properties officeooo:rsid="0018fdcb" officeooo:paragraph-rsid="0018fdcb"/>
    </style:style>
    <style:style style:name="P4" style:family="paragraph" style:parent-style-name="Standard">
      <style:paragraph-properties fo:line-height="115%"/>
      <style:text-properties officeooo:paragraph-rsid="00184369"/>
    </style:style>
    <style:style style:name="P5" style:family="paragraph" style:parent-style-name="Standard">
      <style:paragraph-properties fo:line-height="115%"/>
      <style:text-properties officeooo:rsid="0018fdcb" officeooo:paragraph-rsid="0018fdcb"/>
    </style:style>
    <style:style style:name="P6" style:family="paragraph" style:parent-style-name="Standard">
      <style:paragraph-properties fo:line-height="115%"/>
      <style:text-properties officeooo:rsid="001c1872" officeooo:paragraph-rsid="001c1872"/>
    </style:style>
    <style:style style:name="P7" style:family="paragraph" style:parent-style-name="Standard">
      <style:paragraph-properties fo:line-height="115%"/>
      <style:text-properties officeooo:rsid="001d8423" officeooo:paragraph-rsid="001d8423"/>
    </style:style>
    <style:style style:name="P8" style:family="paragraph" style:parent-style-name="Standard">
      <style:paragraph-properties fo:line-height="115%"/>
      <style:text-properties officeooo:rsid="001e86c6" officeooo:paragraph-rsid="001e86c6"/>
    </style:style>
    <style:style style:name="T1" style:family="text">
      <style:text-properties officeooo:rsid="0018fdcb"/>
    </style:style>
    <style:style style:name="T2" style:family="text">
      <style:text-properties fo:language="pt" fo:country="BR"/>
    </style:style>
    <style:style style:name="T3" style:family="text">
      <style:text-properties officeooo:rsid="001c1872"/>
    </style:style>
    <style:style style:name="T4" style:family="text">
      <style:text-properties officeooo:rsid="001d2122"/>
    </style:style>
    <style:style style:name="T5" style:family="text">
      <style:text-properties officeooo:rsid="001d8423"/>
    </style:style>
    <style:style style:name="T6" style:family="text">
      <style:text-properties officeooo:rsid="001e86c6"/>
    </style:style>
    <style:style style:name="T7" style:family="text">
      <style:text-properties officeooo:rsid="001fe1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1 e 2 de atividades sobre o GitHub</text:p>
      <text:p text:style-name="P2">Aluno: Rodrigo Oliveira Gaíva Aguiar</text:p>
      <text:p text:style-name="P3">Curso: Engenharia de Software</text:p>
      <text:p text:style-name="P2"/>
      <text:p text:style-name="P2">Obs: O número prefixo ao número da pergunta será usado para definir de qual lista o exercício se origina.</text:p>
      <text:p text:style-name="P2"/>
      <text:p text:style-name="P4">1.1 – “git --<text:span text:style-name="T2">version</text:span>” é o comando usado para descobrir a versão do git.</text:p>
      <text:p text:style-name="P2">1.2<text:span text:style-name="T1">a </text:span>– <text:span text:style-name="T1">Este comando lista todas as variáveis configuradas no arquivo “config file”, com os seus valores.</text:span></text:p>
      <text:p text:style-name="P3">1.2b – Move ou renomeia um arquivo, uma pasta ou um link simbólico.</text:p>
      <text:p text:style-name="P3">1.2c – Reseta os arquivos indexados e a árvore de trabalho local para <text:span text:style-name="T4">o último </text:span>commit específic<text:span text:style-name="T4">ado</text:span>, <text:span text:style-name="T3">descartando qualquer alterações realizadas após o último commit registrado</text:span>.</text:p>
      <text:p text:style-name="P3">1.2d – Apresenta o log dos últimos 27 commits.</text:p>
      <text:p text:style-name="P6">1.2e – <text:span text:style-name="T5">Apresenta uma lista de parâmetros disponíveis para uso nos comandos git, além dos comandos mais comuns utilizados no git.</text:span></text:p>
      <text:p text:style-name="P7">1.2f – Apresenta um guia de uso do comando “reset”, com os possíveis parâmetros que possam ser utilizados, além de comandos e o funcionamento de cada um deles.</text:p>
      <text:p text:style-name="P7">1.2g – Adiciona todos os arquivos presentes na pasta que sofre o controle <text:span text:style-name="T6">de configuração do git, ao modo “staged”, tanto os arquivos já existentes, como os arquivos que ainda não possuem o pathspec controlado pelo git.</text:span></text:p>
      <text:p text:style-name="P8">1.2h – Atualizada todos os arquivos que já sofrem o controle de versão do git, e que possuem o seu pathspec acompanhado pelo git, ao modo “staged”.</text:p>
      <text:p text:style-name="P8">1.3 - “git add” e “git commit”.</text:p>
      <text:p text:style-name="P8">1.4 -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20:02:27.637204000</meta:creation-date>
    <dc:date>2017-08-16T21:27:11.549597000</dc:date>
    <meta:editing-duration>PT16M20S</meta:editing-duration>
    <meta:editing-cycles>4</meta:editing-cycles>
    <meta:generator>LibreOffice/5.3.4.2$MacOSX_X86_64 LibreOffice_project/f82d347ccc0be322489bf7da61d7e4ad13fe2ff3</meta:generator>
    <meta:document-statistic meta:table-count="0" meta:image-count="0" meta:object-count="0" meta:page-count="1" meta:paragraph-count="15" meta:word-count="230" meta:character-count="1363" meta:non-whitespace-character-count="1139"/>
  </office:meta>
</office:document-meta>
</file>